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2000000258CECDE0CB01CABD1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solid" draw:fill-color="#0000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.127cm" fo:padding-bottom="0.127cm" fo:padding-left="0.254cm" fo:padding-right="0.254cm" fo:wrap-option="wrap"/>
    </style:style>
    <style:style style:name="gr4" style:family="graphic">
      <style:graphic-properties style:protect="size"/>
    </style:style>
    <style:style style:name="pr1" style:family="presentation" style:parent-style-name="Default-title">
      <style:graphic-properties fo:min-height="19.471cm"/>
    </style:style>
    <style:style style:name="pr2" style:family="presentation" style:parent-style-name="Defaul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3" style:family="presentation" style:parent-style-name="Default-title">
      <style:graphic-properties fo:min-height="2.54cm"/>
    </style:style>
    <style:style style:name="pr4" style:family="presentation" style:parent-style-name="Default-outline1">
      <style:graphic-properties draw:fit-to-size="false" fo:min-height="11.928cm"/>
    </style:style>
    <style:style style:name="pr5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margin-left="0cm" fo:margin-right="0cm" fo:line-height="93%" fo:text-align="center" fo:text-indent="0cm" style:line-break="strict" style:writing-mode="rl-tb"/>
    </style:style>
    <style:style style:name="P4" style:family="paragraph">
      <loext:graphic-properties draw:fill="solid" draw:fill-color="#000000"/>
      <style:paragraph-properties fo:margin-left="0cm" fo:margin-right="0cm" fo:line-height="93%" fo:text-align="center" fo:text-indent="0cm" style:line-break="strict" style:writing-mode="rl-tb" style:font-independent-line-spacing="true"/>
    </style:style>
    <style:style style:name="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style:writing-mode="rl-tb"/>
    </style:style>
    <style:style style:name="P9" style:family="paragraph">
      <style:paragraph-properties style:writing-mode="rl-tb"/>
      <style:text-properties fo:font-size="54pt" style:font-size-asian="54pt" style:font-size-complex="54pt"/>
    </style:style>
    <style:style style:name="P10" style:family="paragraph">
      <style:paragraph-properties fo:text-align="end" style:writing-mode="rl-tb"/>
    </style:style>
    <style:style style:name="P11" style:family="paragraph">
      <style:paragraph-properties fo:text-align="end" style:writing-mode="rl-tb"/>
      <style:text-properties fo:font-size="40pt" style:font-size-asian="40pt" style:font-size-complex="40pt"/>
    </style:style>
    <style:style style:name="P12" style:family="paragraph">
      <loext:graphic-properties draw:fill-color="#ffffff"/>
    </style:style>
    <style:style style:name="P13" style:family="paragraph">
      <style:paragraph-properties fo:text-align="end" style:writing-mode="rl-tb"/>
      <style:text-properties fo:color="#0000cc"/>
    </style:style>
    <style:style style:name="P14" style:family="paragraph">
      <style:paragraph-properties fo:text-align="end" style:writing-mode="rl-tb"/>
      <style:text-properties fo:color="#0000cc" fo:font-size="40pt" style:font-size-asian="40pt" style:font-size-complex="40pt"/>
    </style:style>
    <style:style style:name="P15" style:family="paragraph">
      <style:paragraph-properties style:writing-mode="lr-tb"/>
    </style:style>
    <style:style style:name="T1" style:family="text">
      <style:text-properties fo:color="#0000ff"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80pt" fo:font-weight="bold" style:font-size-asian="80pt" style:font-weight-asian="bold" style:font-size-complex="8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style:font-name="Guttman Stam" fo:font-size="36pt" fo:language="he" fo:country="IL" style:font-name-asian="Guttman Stam" style:font-size-asian="36pt" style:language-asian="he" style:country-asian="IL" style:font-name-complex="Guttman Stam" style:font-size-complex="36pt" style:language-complex="he" style:country-complex="IL"/>
    </style:style>
    <style:style style:name="T5" style:family="text">
      <style:text-properties style:font-name="Guttman Stam" fo:font-size="12pt" fo:language="he" fo:country="IL" style:font-name-asian="Guttman Stam" style:font-size-asian="12pt" style:language-asian="he" style:country-asian="IL" style:font-name-complex="Guttman Stam" style:font-size-complex="12pt" style:language-complex="he" style:country-complex="IL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color="#ff0000" fo:font-size="40pt" style:font-size-asian="40pt" style:font-size-complex="40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ff" fo:font-size="40pt" style:font-size-asian="40pt" style:font-size-complex="40pt"/>
    </style:style>
    <style:style style:name="T10" style:family="text">
      <style:text-properties fo:color="#0000ff" fo:font-size="40pt" fo:font-style="italic" style:font-size-asian="40pt" style:font-style-asian="italic" style:font-size-complex="40pt" style:font-style-complex="italic"/>
    </style:style>
    <style:style style:name="T11" style:family="text">
      <style:text-properties fo:color="#009900" fo:font-size="40pt" fo:font-weight="normal" style:font-size-asian="40pt" style:font-weight-asian="normal" style:font-size-complex="40pt" style:font-weight-complex="normal"/>
    </style:style>
    <style:style style:name="T12" style:family="text">
      <style:text-properties fo:color="#009900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3" style:family="text">
      <style:text-properties fo:color="#990066" fo:font-size="40pt" fo:font-weight="bold" style:font-size-asian="40pt" style:font-weight-asian="bold" style:font-size-complex="40pt" style:font-weight-complex="bold"/>
    </style:style>
    <style:style style:name="T14" style:family="text">
      <style:text-properties fo:color="#990066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15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16" style:family="text">
      <style:text-properties fo:color="#0000cc" fo:font-size="40pt" fo:font-weight="normal" style:font-size-asian="40pt" style:font-weight-asian="normal" style:font-size-complex="40pt" style:font-weight-complex="normal"/>
    </style:style>
    <style:style style:name="T17" style:family="text">
      <style:text-properties fo:color="#0000cc" style:font-name="Times New Roman" fo:font-size="40pt" fo:font-style="italic" fo:font-weight="normal" style:font-size-asian="40pt" style:font-style-asian="italic" style:font-weight-asian="normal" style:font-name-complex="Times New Roman" style:font-size-complex="40pt" style:font-style-complex="italic" style:font-weight-complex="normal"/>
    </style:style>
    <style:style style:name="T18" style:family="text">
      <style:text-properties fo:color="#0000cc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19" style:family="text">
      <style:text-properties style:use-window-font-color="true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0" style:family="text">
      <style:text-properties fo:color="#009900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color="#009900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2" style:family="text">
      <style:text-properties fo:color="#990066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23" style:family="text">
      <style:text-properties fo:color="#990066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color="#0000cc" fo:font-size="40pt" style:font-size-asian="40pt" style:font-size-complex="40pt"/>
    </style:style>
    <style:style style:name="T26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27" style:family="text">
      <style:text-properties style:use-window-font-color="true" fo:font-size="40pt" style:font-size-asian="40pt" style:font-size-complex="40pt"/>
    </style:style>
    <style:style style:name="T28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29" style:family="text">
      <style:text-properties style:use-window-font-color="true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3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31" style:family="text">
      <style:text-properties fo:color="#009900" fo:font-size="40pt" style:font-size-asian="40pt" style:font-size-complex="40pt"/>
    </style:style>
    <style:style style:name="T32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33" style:family="text">
      <style:text-properties fo:color="#009900" style:text-position="33% 58%" style:font-name="Times New Roman" fo:font-size="40pt" fo:font-style="italic" style:font-size-asian="40pt" style:font-style-asian="italic" style:font-size-complex="40pt" style:font-style-complex="italic"/>
    </style:style>
    <style:style style:name="T34" style:family="text">
      <style:text-properties fo:color="#990066"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8.256cm" svg:height="19.471cm" svg:x="-0.254cm" svg:y="1.524cm" presentation:class="title" presentation:user-transformed="true">
          <draw:text-box>
            <text:p text:style-name="P1"><text:span text:style-name="T1">חלוקה הוגנת של חפצים בדידים</text:span><text:span text:style-name="T1"><text:line-break/></text:span><text:span text:style-name="T1">Fair Indivisible Item Assignment</text:span><text:span text:style-name="T2"><text:line-break/></text:span><text:span text:style-name="T2"><text:line-break/></text:span><text:span text:style-name="T3">אראל סגל-הלוי</text:span></text:p>
          </draw:text-box>
        </draw:frame>
        <draw:custom-shape draw:name="Rectangle 1" draw:style-name="gr1" draw:text-style-name="P4" draw:layer="layout" svg:width="27.998cm" svg:height="1.785cm" svg:x="0.004cm" svg:y="0cm">
          <text:list text:style-name="L1">
            <text:list-header>
              <text:p text:style-name="P3"><text:span text:style-name="T4">"וּנְחַלְתֶּם אוֹתָהּ אִישׁ כְּאָחִיו"</text:span><text:span text:style-name="T5"> (יחזקאל מז </text:span><text:span text:style-name="T5">14</text:span><text:span text:style-name="T5">)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custom-shape draw:name="Shape 35" draw:style-name="gr2" draw:text-style-name="P5" draw:layer="layout" svg:width="15.265cm" svg:height="10.477cm" svg:x="3.162cm" svg:y="2.1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Shape 36" draw:style-name="gr3" draw:text-style-name="P6" draw:layer="layout" svg:width="17.272cm" svg:height="12.571cm" svg:x="2.161cm" svg:y="13.26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Shape 37" presentation:style-name="pr2" draw:text-style-name="P7" draw:layer="layout" svg:width="17.267cm" svg:height="12.567cm" svg:x="2.161cm" svg:y="13.269cm" presentation:class="notes" presentation:placeholder="true" presentation:user-transformed="true">
            <draw:text-box/>
          </draw:frame>
          <draw:page-thumbnail draw:name="Shape 38" draw:style-name="gr4" draw:layer="layout" svg:width="13.969cm" svg:height="10.476cm" svg:x="3.81cm" svg:y="2.123cm" draw:page-number="1" presentation:class="page"/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ת חפצים בדידים</text:span></text:p>
          </draw:text-box>
        </draw:frame>
        <draw:frame presentation:style-name="pr4" draw:text-style-name="P11" draw:layer="layout" svg:width="27.686cm" svg:height="17.693cm" svg:x="0cm" svg:y="2.881cm" presentation:class="outline" presentation:user-transformed="true">
          <draw:text-box>
            <text:p text:style-name="P10"><text:span text:style-name="T7">כשהחפצים לא ניתנים לחלוקה, בדרך-כלל אי אפשר למצוא חלוקה פרופורציונלית וללא קנאה (דוגמה: בית).</text:span></text:p>
            <text:p text:style-name="P10"><text:span text:style-name="T8">פתרונות מקובלים:</text:span></text:p>
            <text:list text:style-name="L3">
              <text:list-item>
                <text:p text:style-name="P10"><text:span text:style-name="T9">הוספת כסף למערכת. </text:span><text:span text:style-name="T9"><text:line-break/></text:span><text:span text:style-name="T9"> </text:span><text:span text:style-name="T10"><text:tab/></text:span><text:span text:style-name="T10">דוגמה: אלגוריתמי חלוקת שכר-דירה.</text:span></text:p>
              </text:list-item>
              <text:list-item>
                <text:p text:style-name="P10"><text:span text:style-name="T11">מציאת דרך יצירתית לחלק חפץ אחד.</text:span><text:span text:style-name="T11"><text:line-break/></text:span><text:span text:style-name="T12"> דוגמה: אלגוריתם "וין-וין" לגישור.</text:span></text:p>
              </text:list-item>
              <text:list-item>
                <text:p text:style-name="P10"><text:span text:style-name="T13">חלוקה ללא-קנאה-בקירוב.</text:span><text:span text:style-name="T13"><text:line-break/></text:span><text:span text:style-name="T14"> דוגמה: חלוקת תכשיטים ומקומות בקורסים.</text:span></text:p>
              </text:list-item>
            </text:list>
          </draw:text-box>
        </draw:frame>
        <presentation:notes draw:style-name="dp2">
          <draw:page-thumbnail draw:style-name="gr4" draw:layer="layout" svg:width="13.969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2.54cm" svg:x="0cm" svg:y="0cm" presentation:class="title" presentation:user-transformed="true">
          <draw:text-box>
            <text:p text:style-name="P8"><text:span text:style-name="T6">חלוקה הוגנת בקירוב</text:span></text:p>
          </draw:text-box>
        </draw:frame>
        <draw:frame presentation:style-name="pr4" draw:text-style-name="P14" draw:layer="layout" svg:width="27.686cm" svg:height="18.118cm" svg:x="0cm" svg:y="2.881cm" presentation:class="outline" presentation:user-transformed="true">
          <draw:text-box>
            <text:p xml:id="id1" text:id="id1" text:style-name="P13"><text:span text:style-name="T15">הגדרה: </text:span><text:span text:style-name="T16">חלוקה נקראת “ללא קנאה מלבד </text:span><text:span text:style-name="T16">1</text:span><text:span text:style-name="T16">” (</text:span><text:span text:style-name="T16">Envy Free Except 1, </text:span><text:span text:style-name="T15">EF1</text:span><text:span text:style-name="T16">) אם לכל שני משתתפים</text:span><text:span text:style-name="T17"> </text:span><text:span text:style-name="T17">i,j</text:span><text:span text:style-name="T16">, אם מורידים מהסל של שחקן</text:span><text:span text:style-name="T17"> </text:span><text:span text:style-name="T17">j</text:span><text:span text:style-name="T17"> </text:span><text:span text:style-name="T16">חפץ אחד לכל היותר, אז שחקן </text:span><text:span text:style-name="T18">i</text:span><text:span text:style-name="T16"> לא מקנא.</text:span></text:p>
            <text:p xml:id="id2" text:id="id2" text:style-name="P13"><text:span text:style-name="T19">המשמעות: רמת הקנאה היא הקטנה ביותר האפשרית, בהתחשב בעובדה שהחפצים בדידים.</text:span></text:p>
            <text:p xml:id="id3" text:id="id3" text:style-name="P13"><text:span text:style-name="T20">כשה”עוגה” רציפה – תמיד קיימת חלוקה </text:span><text:span text:style-name="T21">EF</text:span><text:span text:style-name="T20">.</text:span></text:p>
            <text:p xml:id="id4" text:id="id4" text:style-name="P13"><text:span text:style-name="T22">האם כשהחפצים בדידים תמיד קיימת חלוקה </text:span><text:span text:style-name="T23">EF1</text:span><text:span text:style-name="T22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3.523cm" svg:x="0cm" svg:y="-0.221cm" presentation:class="title" presentation:user-transformed="true">
          <draw:text-box>
            <text:p text:style-name="P15"><text:span text:style-name="T6">אלגוריתם מעגלי הקנאה</text:span><text:span text:style-name="T6"><text:line-break/></text:span><text:span text:style-name="T24">(Lipton, Markakis, Mossel, Saberi, 2004)</text:span></text:p>
          </draw:text-box>
        </draw:frame>
        <draw:frame presentation:style-name="pr4" draw:text-style-name="P14" draw:layer="layout" svg:width="27.432cm" svg:height="17.189cm" svg:x="0cm" svg:y="3.81cm" presentation:class="outline" presentation:user-transformed="true">
          <draw:text-box>
            <text:p xml:id="id5" text:id="id5" text:style-name="P10"><text:span text:style-name="T25">עוברים על החפצים בסדר שרירותי. לכל חפץ:</text:span></text:p>
            <text:p xml:id="id6" text:id="id6" text:style-name="P10"><text:span text:style-name="T25">1</text:span><text:span text:style-name="T25">. נותנים את החפץ לשחקן שלא מקנאים בו.</text:span></text:p>
            <text:p xml:id="id7" text:id="id7" text:style-name="P10"><text:span text:style-name="T25">2</text:span><text:span text:style-name="T25">. אם אין כזה – סימן שיש מעגל-קנאה. <text:s text:c="3"/>מסירים אותו ע"י החלפת סלים במעגל, וחוזרים ל-</text:span><text:span text:style-name="T25">1</text:span><text:span text:style-name="T25">.</text:span></text:p>
            <text:p xml:id="id8" text:id="id8" text:style-name="P10"><text:span text:style-name="T26">משפט</text:span><text:span text:style-name="T27">: זמן-הריצה של האלגוריתם הוא </text:span><text:span text:style-name="T28">O(m n</text:span><text:span text:style-name="T29">3</text:span><text:span text:style-name="T28">)</text:span><text:span text:style-name="T27">.</text:span></text:p>
            <text:p xml:id="id9" text:id="id9" text:style-name="P10"><text:span text:style-name="T30">הוכחה</text:span><text:span text:style-name="T31">: מציאת מעגל – ניתן לבצע בעזרת </text:span><text:span text:style-name="T31">DFS</text:span><text:span text:style-name="T31"> בזמן </text:span><text:span text:style-name="T32">O(n</text:span><text:span text:style-name="T33">2</text:span><text:span text:style-name="T32">)</text:span><text:span text:style-name="T31">. <text:s text:c="3"/>כל הסרת מעגל מסירה לפחות קשת אחת, וכל חפץ מוסיף לכל היותר </text:span><text:span text:style-name="T32">n-1</text:span><text:span text:style-name="T31"> קשתות. לכן יש להסיר לכל היותר </text:span><text:span text:style-name="T32">m*n</text:span><text:span text:style-name="T31"> מעגלים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3.523cm" svg:x="0cm" svg:y="-0.221cm" presentation:class="title" presentation:user-transformed="true">
          <draw:text-box>
            <text:p text:style-name="P15"><text:span text:style-name="T6">אלגוריתם מעגלי הקנאה</text:span><text:span text:style-name="T6"><text:line-break/></text:span><text:span text:style-name="T24">(Lipton, Markakis, Mossel, Saberi, 2004)</text:span></text:p>
          </draw:text-box>
        </draw:frame>
        <draw:frame presentation:style-name="pr4" draw:text-style-name="P14" draw:layer="layout" svg:width="27.686cm" svg:height="17.189cm" svg:x="0cm" svg:y="3.81cm" presentation:class="outline" presentation:user-transformed="true">
          <draw:text-box>
            <text:p xml:id="id10" text:id="id10" text:style-name="P10"><text:span text:style-name="T26">משפט</text:span><text:span text:style-name="T27">: האלגוריתם מחזיר חלוקה </text:span><text:span text:style-name="T27">EF1</text:span><text:span text:style-name="T27">.</text:span><text:span text:style-name="T27"><text:line-break/></text:span><text:span text:style-name="T30">הוכחה</text:span><text:span text:style-name="T31">: החלוקה ההתחלתית (הריקה) היא </text:span><text:span text:style-name="T31">EF1</text:span><text:span text:style-name="T31">.</text:span></text:p>
            <text:p xml:id="id11" text:id="id11" text:style-name="P10"><text:span text:style-name="T34">מסירת חפץ לשחקן שלא מקנאים בו, אולי גורמת לשאר השחקנים לקנא בו, אבל רק עד כדי חפץ </text:span><text:span text:style-name="T34">1</text:span><text:span text:style-name="T34">.</text:span></text:p>
            <text:p xml:id="id12" text:id="id12" text:style-name="P10"><text:span text:style-name="T25">הסרת מעגל משפרת את התועלת של כל השחקנים במעגל, ולא משנה את קבוצת הסלים. לכן, אם החלוקה היתה </text:span><text:span text:style-name="T25">EF1</text:span><text:span text:style-name="T25">, היא תישאר </text:span><text:span text:style-name="T25">EF1</text:span><text:span text:style-name="T25"> גם אחרי הסרת המעגל. <text:s text:c="36"/>***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9" draw:layer="layout" svg:width="28.002cm" svg:height="3.523cm" svg:x="0cm" svg:y="-0.221cm" presentation:class="title" presentation:user-transformed="true">
          <draw:text-box>
            <text:p text:style-name="P15"><text:span text:style-name="T6">אלגוריתם מעגלי הקנאה</text:span><text:span text:style-name="T6"><text:line-break/></text:span><text:span text:style-name="T24">(Lipton, Markakis, Mossel, Saberi, 2004)</text:span></text:p>
          </draw:text-box>
        </draw:frame>
        <draw:frame presentation:style-name="pr4" draw:text-style-name="P14" draw:layer="layout" svg:width="27.686cm" svg:height="17.189cm" svg:x="0cm" svg:y="3.81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9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Tw Cen MT1" svg:font-family="'Tw Cen MT'"/>
    <style:font-face style:name="Arial2" svg:font-family="Arial" style:font-pitch="variable"/>
    <style:font-face style:name="Guttman Stam" svg:font-family="'Guttman Stam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achlieli CLM1" svg:font-family="'Nachlieli CLM'" style:font-pitch="variable"/>
    <style:font-face style:name="Noto Sans CJK SC Regular1" svg:font-family="'Noto Sans CJK SC Regular'" style:font-pitch="variable"/>
    <style:font-face style:name="Tw Cen MT" svg:font-family="'Tw Cen MT'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w Cen MT2" svg:font-family="'Tw Cen MT'" style:font-family-generic="roman" style:font-pitch="variable"/>
    <style:font-face style:name="Arial1" svg:font-family="Arial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32000000258CECDE0CB01CABD1C.png" xlink:type="simple" xlink:show="embed" xlink:actuate="onLoad"/>
    <draw:fill-image draw:name="msFillBitmap_20_3" draw:display-name="msFillBitmap 3" xlink:href="Pictures/100000000000032000000258CECDE0CB01CABD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dd481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WenQuanYi Micro Hei1" style:font-family-asian="'WenQuanYi Micro Hei'" style:font-pitch-asian="variable" style:font-size-asian="18pt" style:font-style-asian="normal" style:font-weight-asian="normal" style:font-name-complex="WenQuanYi Micro Hei1" style:font-family-complex="'WenQuanYi Micro 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x-outline1" style:family="presentation">
      <style:graphic-properties draw:stroke="none" draw:fill="none" draw:auto-grow-height="false" draw:fit-to-size="shrink-to-fit">
        <text:list-style style:name="t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x-outline2" style:family="presentation" style:parent-style-name="tx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3" style:family="presentation" style:parent-style-name="tx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4" style:family="presentation" style:parent-style-name="tx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14pt" fo:letter-spacing="normal" fo:font-style="normal" style:text-underline-style="none" fo:font-weight="normal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/>
    </style:style>
    <style:style style:name="tx-outline5" style:family="presentation" style:parent-style-name="tx-outline4">
      <style:paragraph-properties fo:margin-top="0.1cm" fo:margin-bottom="0cm"/>
      <style:text-properties fo:font-size="20pt" style:font-size-asian="20pt" style:font-size-complex="20pt"/>
    </style:style>
    <style:style style:name="tx-outline6" style:family="presentation" style:parent-style-name="tx-outline5">
      <style:paragraph-properties fo:margin-top="0.1cm" fo:margin-bottom="0cm"/>
      <style:text-properties fo:font-size="20pt" style:font-size-asian="20pt" style:font-size-complex="20pt"/>
    </style:style>
    <style:style style:name="tx-outline7" style:family="presentation" style:parent-style-name="tx-outline6">
      <style:paragraph-properties fo:margin-top="0.1cm" fo:margin-bottom="0cm"/>
      <style:text-properties fo:font-size="20pt" style:font-size-asian="20pt" style:font-size-complex="20pt"/>
    </style:style>
    <style:style style:name="tx-outline8" style:family="presentation" style:parent-style-name="tx-outline7">
      <style:paragraph-properties fo:margin-top="0.1cm" fo:margin-bottom="0cm"/>
      <style:text-properties fo:font-size="20pt" style:font-size-asian="20pt" style:font-size-complex="20pt"/>
    </style:style>
    <style:style style:name="tx-outline9" style:family="presentation" style:parent-style-name="tx-outline8">
      <style:paragraph-properties fo:margin-top="0.1cm" fo:margin-bottom="0cm"/>
      <style:text-properties fo:font-size="20pt" style:font-size-asian="20pt" style:font-size-complex="20pt"/>
    </style:style>
    <style:style style:name="tx-subtitle" style:family="presentation">
      <style:graphic-properties draw:stroke="none" draw:fill="none" draw:textarea-vertical-align="middle">
        <text:list-style style:name="t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x-title" style:family="presentation">
      <style:graphic-properties draw:stroke="none" draw:fill="none" draw:textarea-vertical-align="middle">
        <text:list-style style:name="t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14pt" fo:letter-spacing="normal" fo:font-style="normal" fo:text-shadow="none" style:text-underline-style="none" fo:font-weight="normal" style:letter-kerning="true" fo:background-color="transparent" style:font-name-asian="Arial3" style:font-family-asian="Arial" style:font-size-asian="14pt" style:font-style-asian="normal" style:font-weight-asian="normal" style:font-name-complex="Arial3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0.8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0.8999996185303pt" style:font-style-asian="normal" style:font-weight-asian="normal" style:font-name-complex="Nachlieli CLM" style:font-family-complex="'Nachlieli CLM'" style:font-family-generic-complex="system" style:font-pitch-complex="variable" style:font-size-complex="30.8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32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29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5.2999992370605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Tw Cen MT1" fo:font-family="'Tw Cen MT'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Tw Cen MT1" fo:font-family="'Tw Cen MT'" fo:font-size="21.7999992370605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3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solid" draw:fill-color="#ffffff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141cm" draw:fill="solid" draw:fill-color="#ffffff" draw:textarea-vertical-align="middle" draw:auto-grow-height="false" draw:fit-to-size="false" fo:min-height="0.73cm" fo:min-width="27.502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4" style:family="graphic" style:parent-style-name="standard">
      <style:graphic-properties draw:stroke="none" svg:stroke-width="0.141cm" draw:fill="solid" draw:fill-color="#aa2b1e" draw:textarea-vertical-align="middle" draw:auto-grow-height="false" draw:fit-to-size="false" fo:min-height="0.45cm" fo:min-width="1.13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gr5" style:family="graphic" style:parent-style-name="standard">
      <style:graphic-properties draw:stroke="none" svg:stroke-width="0.141cm" draw:fill="solid" draw:fill-color="#fda023" draw:textarea-vertical-align="middle" draw:auto-grow-height="false" draw:fit-to-size="false" fo:min-height="0.45cm" fo:min-width="25.694cm" fo:padding-top="0.125cm" fo:padding-bottom="0.125cm" fo:padding-left="0.25cm" fo:padding-right="0.25cm" fo:wrap-option="wrap" draw:shadow="visible" draw:shadow-offset-x="0cm" draw:shadow-offset-y="0.083cm" draw:shadow-color="#000000" draw:shadow-opacity="45%"/>
    </style:style>
    <style:style style:name="Mpr1" style:family="presentation" style:parent-style-name="blank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x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6" style:family="presentation" style:parent-style-name="tx-backgroundobjects">
      <style:graphic-properties draw:stroke="none" svg:stroke-width="0cm" draw:fill="none" draw:fill-color="#ffffff" draw:textarea-vertical-align="top" draw:auto-grow-height="false" draw:fit-to-size="false" fo:min-height="12.179cm" fo:padding-top="0.254cm" fo:padding-bottom="0.254cm" fo:padding-left="0.254cm" fo:padding-right="0.254cm" fo:wrap-option="wrap"/>
    </style:style>
    <style:style style:name="Mpr7" style:family="presentation" style:parent-style-name="tx-backgroundobjects">
      <style:graphic-properties draw:stroke="none" draw:fill="none" draw:fill-color="#ffffff" draw:auto-grow-height="false" fo:min-height="1.397cm"/>
    </style:style>
    <style:style style:name="Mpr8" style:family="presentation" style:parent-style-name="tx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5cm" fo:padding-bottom="0.125cm" fo:padding-left="0.25cm" fo:padding-right="0.25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5cm" fo:padding-bottom="0.125cm" fo:padding-left="0.25cm" fo:padding-right="0.25cm" fo:wrap-option="wrap"/>
    </style:style>
    <style:style style:name="Mpr11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3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29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8" style:family="paragraph">
      <loext:graphic-properties draw:fill="solid" draw:fill-color="#aa2b1e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fda023"/>
      <style:paragraph-properties fo:text-align="start" style:font-independent-line-spacing="true"/>
      <style:text-properties fo:font-size="18pt"/>
    </style:style>
    <style:style style:name="MP10" style:family="paragraph">
      <style:paragraph-properties fo:margin-top="0cm" fo:margin-bottom="0cm" fo:line-height="100%" fo:text-align="start" style:punctuation-wrap="hanging" style:writing-mode="rl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rl-tb"/>
      <style:text-properties fo:font-size="14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rl-tb"/>
      <style:text-properties fo:font-size="14pt" style:font-size-asian="14pt" style:font-size-complex="14pt" fo:hyphenate="false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41cm" fo:margin-bottom="0cm" fo:line-height="100%" fo:text-align="end" fo:text-indent="0cm" style:punctuation-wrap="hanging" style:writing-mode="rl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465e9c" style:text-line-through-style="none" style:text-line-through-type="none" style:text-position="0% 100%" style:font-name="Tw Cen M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465e9c" style:text-line-through-style="none" style:text-line-through-type="none" style:text-position="0% 100%" style:font-name="Tw Cen MT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14pt" fo:letter-spacing="normal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Tw Cen MT1" fo:font-size="29pt" fo:letter-spacing="normal" fo:font-style="normal" style:text-underline-style="none" fo:font-weight="normal" style:font-size-asian="29pt" style:font-style-asian="normal" style:font-weight-asian="normal" style:font-size-complex="29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Tw Cen MT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Tw Cen MT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21" presentation:style-name="Mpr1" draw:text-style-name="MP5" draw:layer="backgroundobjects" svg:width="17.095cm" svg:height="3.5cm" svg:x="10.098cm" svg:y="0.838cm" presentation:class="title" presentation:user-transformed="true">
        <draw:text-box>
          <text:p/>
        </draw:text-box>
      </draw:frame>
      <draw:frame draw:name="Shape 22" presentation:style-name="blank-outline1" draw:layer="backgroundobjects" svg:width="21.593cm" svg:height="12.174cm" svg:x="5.499cm" svg:y="4.912cm" presentation:class="outline" presentation:placeholder="true" presentation:user-transformed="true">
        <draw:text-box/>
      </draw:frame>
      <draw:frame draw:name="Shape 23" presentation:style-name="Mpr2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24" presentation:style-name="Mpr2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25" presentation:style-name="Mpr2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x" style:page-layout-name="PM1" draw:style-name="Mdp2">
      <draw:frame draw:name="Shape 27" presentation:style-name="Mpr5" draw:text-style-name="MP5" draw:layer="backgroundobjects" svg:width="18.564cm" svg:height="3.505cm" svg:x="8.89cm" svg:y="1.27cm" presentation:class="title" presentation:user-transformed="true">
        <draw:text-box>
          <text:p/>
        </draw:text-box>
      </draw:frame>
      <draw:frame draw:name="Shape 28" presentation:style-name="tx-outline1" draw:layer="backgroundobjects" svg:width="21.598cm" svg:height="13.158cm" svg:x="5.499cm" svg:y="5.345cm" presentation:class="outline" presentation:placeholder="true" presentation:user-transformed="true">
        <draw:text-box/>
      </draw:frame>
      <draw:frame draw:name="Shape 29" presentation:style-name="Mpr6" draw:text-style-name="MP6" draw:layer="backgroundobjects" svg:width="6.517cm" svg:height="1.441cm" svg:x="4.899cm" svg:y="16.929cm" presentation:class="date-time" presentation:user-transformed="true">
        <draw:text-box>
          <text:p/>
        </draw:text-box>
      </draw:frame>
      <draw:frame draw:name="Shape 30" presentation:style-name="Mpr6" draw:text-style-name="MP6" draw:layer="backgroundobjects" svg:width="8.871cm" svg:height="1.441cm" svg:x="11.677cm" svg:y="18.631cm" presentation:class="footer" presentation:user-transformed="true">
        <draw:text-box>
          <text:p/>
        </draw:text-box>
      </draw:frame>
      <draw:frame draw:name="Shape 31" presentation:style-name="Mpr6" draw:text-style-name="MP6" draw:layer="backgroundobjects" svg:width="6.517cm" svg:height="1.441cm" svg:x="20.876cm" svg:y="18.631cm" presentation:class="page-number" presentation:user-transformed="true">
        <draw:text-box>
          <text:p/>
        </draw:text-box>
      </draw:frame>
      <presentation:notes style:page-layout-name="PM2">
        <draw:page-thumbnail presentation:style-name="tx-title" draw:layer="backgroundobjects" svg:width="13.969cm" svg:height="10.476cm" svg:x="3.81cm" svg:y="2.123cm" presentation:class="page"/>
        <draw:frame presentation:style-name="tx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Default-title" draw:layer="backgroundobjects" svg:width="25.2cm" svg:height="3.505cm" svg:x="1.4cm" svg:y="0.837cm" presentation:class="title" presentation:placeholder="true">
        <draw:text-box/>
      </draw:frame>
      <draw:frame presentation:style-name="Default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9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4">
      <draw:custom-shape draw:name="Rectangle 6" draw:style-name="Mgr3" draw:text-style-name="MP7" draw:layer="backgroundobjects" svg:width="28.001cm" svg:height="0.979cm" svg:x="0cm" svg:y="3.7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7" draw:style-name="Mgr4" draw:text-style-name="MP8" draw:layer="backgroundobjects" svg:width="1.633cm" svg:height="0.699cm" svg:x="0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5" draw:text-style-name="MP9" draw:layer="backgroundobjects" svg:width="26.193cm" svg:height="0.699cm" svg:x="1.807cm" svg:y="3.9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9" draw:text-style-name="MP11" draw:layer="backgroundobjects" svg:width="24.967cm" svg:height="3.032cm" svg:x="1.876cm" svg:y="0.699cm" presentation:class="title" presentation:user-transformed="true">
        <draw:text-box>
          <text:p text:style-name="MP10"><text:span text:style-name="MT2">Click to edit Master title style</text:span></text:p>
        </draw:text-box>
      </draw:frame>
      <draw:frame draw:name="Date Placeholder 3" presentation:style-name="Mpr10" draw:text-style-name="MP6" draw:layer="backgroundobjects" svg:width="8.166cm" svg:height="1.117cm" svg:x="18.667cm" svg:y="19.132cm" presentation:class="date-time" presentation:user-transformed="true">
        <draw:text-box>
          <text:p text:style-name="MP12"><text:span text:style-name="MT3"><text:date style:data-style-name="D1" text:date-value="2018-05-25">25/5/18</text:date></text:span></text:p>
        </draw:text-box>
      </draw:frame>
      <draw:frame draw:name="Footer Placeholder 4" presentation:style-name="Mpr10" draw:text-style-name="MP6" draw:layer="backgroundobjects" svg:width="16.601cm" svg:height="1.117cm" svg:x="1.866cm" svg:y="19.131cm" presentation:class="footer" presentation:user-transformed="true">
        <draw:text-box>
          <text:p/>
        </draw:text-box>
      </draw:frame>
      <draw:frame draw:name="Slide Number Placeholder 5" presentation:style-name="Mpr10" draw:text-style-name="MP6" draw:layer="backgroundobjects" svg:width="1.633cm" svg:height="0.747cm" svg:x="0cm" svg:y="3.895cm" presentation:class="page-number" presentation:user-transformed="true">
        <draw:text-box>
          <text:p text:style-name="MP13"><text:span text:style-name="MT4"><text:page-number>&lt;number&gt;</text:page-number></text:span></text:p>
        </draw:text-box>
      </draw:frame>
      <draw:frame draw:name="Content Placeholder 7" presentation:style-name="Mpr11" draw:text-style-name="MP5" draw:layer="backgroundobjects" svg:width="24.967cm" svg:height="13.765cm" svg:x="1.876cm" svg:y="4.899cm" presentation:class="outline" presentation:user-transformed="true">
        <draw:text-box>
          <text:list text:style-name="ML3">
            <text:list-item>
              <text:p text:style-name="MP14"><text:span text:style-name="MT5">Click to edit the outline text format</text:span></text:p>
              <text:list>
                <text:list-item>
                  <text:p text:style-name="MP14"><text:span text:style-name="MT5">Second Outline Level</text:span></text:p>
                  <text:list>
                    <text:list-item>
                      <text:p text:style-name="MP14"><text:span text:style-name="MT5">Third Outline Level</text:span></text:p>
                      <text:list>
                        <text:list-item>
                          <text:p text:style-name="MP14"><text:span text:style-name="MT5">Fourth Outline Level</text:span></text:p>
                          <text:list>
                            <text:list-item>
                              <text:p text:style-name="MP14"><text:span text:style-name="MT5">Fifth Outline Level</text:span></text:p>
                              <text:list>
                                <text:list-item>
                                  <text:p text:style-name="MP14"><text:span text:style-name="MT5">Sixth Outline Level</text:span></text:p>
                                  <text:list>
                                    <text:list-item>
                                      <text:p text:style-name="MP15"><text:span text:style-name="MT5">Seventh Outline LevelClick to edit 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6.828cm" svg:height="12.25cm" svg:x="3.485cm" svg:y="2.482cm" presentation:class="page"/>
        <draw:frame presentation:style-name="Title_20_and_20_Content-notes" draw:layer="backgroundobjects" svg:width="19.039cm" svg:height="14.7cm" svg:x="2.38cm" svg:y="15.517cm" presentation:class="notes" presentation:placeholder="true">
          <draw:text-box/>
        </draw:frame>
        <draw:frame presentation:style-name="Mpr12" draw:text-style-name="MP2" draw:layer="backgroundobjects" svg:width="10.328cm" svg:height="1.6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10.328cm" svg:height="1.632cm" svg:x="13.4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10.328cm" svg:height="1.632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10.328cm" svg:height="1.632cm" svg:x="13.47cm" svg:y="31.03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שקופית 1</dc:title>
    <meta:initial-creator>user</meta:initial-creator>
    <meta:editing-cycles>618</meta:editing-cycles>
    <dc:date>2018-05-25T09:06:52.679561612</dc:date>
    <meta:editing-duration>P2DT10H17M27S</meta:editing-duration>
    <meta:generator>LibreOffice/5.1.6.2$Linux_X86_64 LibreOffice_project/10m0$Build-2</meta:generator>
    <meta:document-statistic meta:object-count="76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9</meta:user-defined>
    <meta:user-defined meta:name="PresentationFormat" meta:value-type="string">מותאם אישית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</office:meta>
</office:document-meta>
</file>